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8f2a1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/>
          <table:table-cell office:value-type="float" office:value="202401" calcext:value-type="float">
            <text:p>202401</text:p>
          </table:table-cell>
          <table:table-cell office:value-type="float" office:value="36937.7" calcext:value-type="float">
            <text:p>36937.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22025" calcext:value-type="float">
            <text:p>22025</text:p>
          </table:table-cell>
          <table:table-cell/>
          <table:table-cell office:value-type="float" office:value="202402" calcext:value-type="float">
            <text:p>202402</text:p>
          </table:table-cell>
          <table:table-cell office:value-type="float" office:value="13729.9" calcext:value-type="float">
            <text:p>13729.9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025" calcext:value-type="float">
            <text:p>32025</text:p>
          </table:table-cell>
          <table:table-cell/>
          <table:table-cell office:value-type="float" office:value="202403" calcext:value-type="float">
            <text:p>202403</text:p>
          </table:table-cell>
          <table:table-cell office:value-type="float" office:value="43593.85" calcext:value-type="float">
            <text:p>43593.85</text:p>
          </table:table-cell>
          <table:table-cell table:number-columns-repeated="3"/>
          <table:table-cell office:value-type="string" calcext:value-type="string">
            <text:p>serial=11888 and (rundate like('%2024') or rundate like('%2025'))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025" calcext:value-type="float">
            <text:p>42025</text:p>
          </table:table-cell>
          <table:table-cell/>
          <table:table-cell office:value-type="float" office:value="202404" calcext:value-type="float">
            <text:p>202404</text:p>
          </table:table-cell>
          <table:table-cell office:value-type="float" office:value="29281.65" calcext:value-type="float">
            <text:p>29281.6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025" calcext:value-type="float">
            <text:p>52025</text:p>
          </table:table-cell>
          <table:table-cell/>
          <table:table-cell office:value-type="float" office:value="202405" calcext:value-type="float">
            <text:p>202405</text:p>
          </table:table-cell>
          <table:table-cell office:value-type="float" office:value="29240.85" calcext:value-type="float">
            <text:p>29240.85</text:p>
          </table:table-cell>
          <table:table-cell table:number-columns-repeated="3"/>
          <table:table-cell office:value-type="string" calcext:value-type="string">
            <text:p>budget = 11888 and (budget_month like('2024%') OR budget_month like('2025%'))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62024" calcext:value-type="float">
            <text:p>62024</text:p>
          </table:table-cell>
          <table:table-cell/>
          <table:table-cell office:value-type="float" office:value="202406" calcext:value-type="float">
            <text:p>202406</text:p>
          </table:table-cell>
          <table:table-cell office:value-type="float" office:value="19406.6" calcext:value-type="float">
            <text:p>19406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72024" calcext:value-type="float">
            <text:p>72024</text:p>
          </table:table-cell>
          <table:table-cell/>
          <table:table-cell office:value-type="float" office:value="202407" calcext:value-type="float">
            <text:p>202407</text:p>
          </table:table-cell>
          <table:table-cell office:value-type="float" office:value="48644.6" calcext:value-type="float">
            <text:p>48644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82024" calcext:value-type="float">
            <text:p>82024</text:p>
          </table:table-cell>
          <table:table-cell/>
          <table:table-cell office:value-type="float" office:value="202408" calcext:value-type="float">
            <text:p>202408</text:p>
          </table:table-cell>
          <table:table-cell office:value-type="float" office:value="13510.6" calcext:value-type="float">
            <text:p>13510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92024" calcext:value-type="float">
            <text:p>92024</text:p>
          </table:table-cell>
          <table:table-cell/>
          <table:table-cell office:value-type="float" office:value="202409" calcext:value-type="float">
            <text:p>202409</text:p>
          </table:table-cell>
          <table:table-cell office:value-type="float" office:value="37976" calcext:value-type="float">
            <text:p>37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02024" calcext:value-type="float">
            <text:p>102024</text:p>
          </table:table-cell>
          <table:table-cell/>
          <table:table-cell office:value-type="float" office:value="202410" calcext:value-type="float">
            <text:p>2024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12024" calcext:value-type="float">
            <text:p>112024</text:p>
          </table:table-cell>
          <table:table-cell/>
          <table:table-cell office:value-type="float" office:value="202411" calcext:value-type="float">
            <text:p>2024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22024" calcext:value-type="float">
            <text:p>122024</text:p>
          </table:table-cell>
          <table:table-cell/>
          <table:table-cell office:value-type="float" office:value="202412" calcext:value-type="float">
            <text:p>2024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SUM([.B2:.B14])" office:value-type="float" office:value="270000" calcext:value-type="float">
            <text:p>270000</text:p>
          </table:table-cell>
          <table:table-cell table:number-columns-repeated="4"/>
          <table:table-cell table:formula="of:=SUM([.G7:.G13])" office:value-type="float" office:value="119537.8" calcext:value-type="float">
            <text:p>119537.8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RSA Refreshments - Breakdown (11888)</text:p>
          </table:table-cell>
          <table:table-cell table:style-name="ce3" office:value-type="float" office:value="270000" calcext:value-type="float">
            <text:p>270000</text:p>
          </table:table-cell>
          <table:table-cell table:style-name="ce3" office:value-type="float" office:value="119537.8" calcext:value-type="float">
            <text:p>119537.8</text:p>
          </table:table-cell>
          <table:table-cell table:style-name="ce3" office:value-type="float" office:value="60000" calcext:value-type="float">
            <text:p>60000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Month</text:p>
          </table:table-cell>
          <table:table-cell table:style-name="ce4" office:value-type="string" calcext:value-type="string">
            <text:p>Budget</text:p>
          </table:table-cell>
          <table:table-cell table:style-name="ce4" office:value-type="string" calcext:value-type="string">
            <text:p>YTD Budget</text:p>
          </table:table-cell>
          <table:table-cell table:style-name="ce4" office:value-type="string" calcext:value-type="string">
            <text:p>Month Spend</text:p>
          </table:table-cell>
          <table:table-cell table:style-name="ce4" office:value-type="string" calcext:value-type="string">
            <text:p>YTD Spend</text:p>
          </table:table-cell>
          <table:table-cell table:style-name="ce4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9"/>
          <table:table-cell table:style-name="ce5"/>
          <table:table-cell table:number-columns-repeated="3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0" calcext:value-type="float">
            <text:p>0</text:p>
          </table:table-cell>
          <table:table-cell table:formula="of:=[.D24]+[.C25]" office:value-type="float" office:value="0" calcext:value-type="float">
            <text:p>0</text:p>
          </table:table-cell>
          <table:table-cell office:value-type="float" office:value="14200" calcext:value-type="float">
            <text:p>14200</text:p>
          </table:table-cell>
          <table:table-cell table:formula="of:=[.F24]+[.E25]" office:value-type="float" office:value="14200" calcext:value-type="float">
            <text:p>14200</text:p>
          </table:table-cell>
          <table:table-cell table:formula="of:=[.D25]-[.F25]" office:value-type="float" office:value="-14200" calcext:value-type="float">
            <text:p>-14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0" calcext:value-type="float">
            <text:p>0</text:p>
          </table:table-cell>
          <table:table-cell table:formula="of:=[.D25]+[.C26]" office:value-type="float" office:value="0" calcext:value-type="float">
            <text:p>0</text:p>
          </table:table-cell>
          <table:table-cell office:value-type="float" office:value="14950" calcext:value-type="float">
            <text:p>14950</text:p>
          </table:table-cell>
          <table:table-cell table:formula="of:=[.F25]+[.E26]" office:value-type="float" office:value="29150" calcext:value-type="float">
            <text:p>29150</text:p>
          </table:table-cell>
          <table:table-cell table:formula="of:=[.D26]-[.F26]" office:value-type="float" office:value="-29150" calcext:value-type="float">
            <text:p>-291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0" calcext:value-type="float">
            <text:p>0</text:p>
          </table:table-cell>
          <table:table-cell table:formula="of:=[.D26]+[.C27]"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table:formula="of:=[.F26]+[.E27]" office:value-type="float" office:value="32100" calcext:value-type="float">
            <text:p>32100</text:p>
          </table:table-cell>
          <table:table-cell table:formula="of:=[.D27]-[.F27]" office:value-type="float" office:value="-32100" calcext:value-type="float">
            <text:p>-32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0" calcext:value-type="float">
            <text:p>0</text:p>
          </table:table-cell>
          <table:table-cell table:formula="of:=[.D27]+[.C28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F27]+[.E28]" office:value-type="float" office:value="32550" calcext:value-type="float">
            <text:p>32550</text:p>
          </table:table-cell>
          <table:table-cell table:formula="of:=[.D28]-[.F28]" office:value-type="float" office:value="-32550" calcext:value-type="float">
            <text:p>-325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office:value-type="float" office:value="0" calcext:value-type="float">
            <text:p>0</text:p>
          </table:table-cell>
          <table:table-cell table:style-name="ce5" table:formula="of:=[.D28]+[.C29]" office:value-type="float" office:value="0" calcext:value-type="float">
            <text:p>0</text:p>
          </table:table-cell>
          <table:table-cell table:style-name="ce5" office:value-type="float" office:value="6950" calcext:value-type="float">
            <text:p>6950</text:p>
          </table:table-cell>
          <table:table-cell table:style-name="ce5" table:formula="of:=[.F28]+[.E29]" office:value-type="float" office:value="39500" calcext:value-type="float">
            <text:p>39500</text:p>
          </table:table-cell>
          <table:table-cell table:style-name="ce5" table:formula="of:=[.D29]-[.F29]" office:value-type="float" office:value="-39500" calcext:value-type="float">
            <text:p>-395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29537.8" calcext:value-type="float">
            <text:p>29537.8</text:p>
          </table:table-cell>
          <table:table-cell/>
          <table:table-cell table:formula="of:=30000-462.2" office:value-type="float" office:value="29537.8" calcext:value-type="float">
            <text:p>29537.8</text:p>
          </table:table-cell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office:value-type="float" office:value="0" calcext:value-type="float">
            <text:p>0</text:p>
          </table:table-cell>
          <table:table-cell table:style-name="ce5" table:formula="of:=[.D29]+[.C30]" office:value-type="float" office:value="0" calcext:value-type="float">
            <text:p>0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table:formula="of:=[.F29]+[.E30]" office:value-type="float" office:value="40550" calcext:value-type="float">
            <text:p>40550</text:p>
          </table:table-cell>
          <table:table-cell table:style-name="ce5" table:formula="of:=[.D30]-[.F30]" office:value-type="float" office:value="-40550" calcext:value-type="float">
            <text:p>-40550</text:p>
          </table:table-cell>
          <table:table-cell table:style-name="ce5" office:value-type="float" office:value="0" calcext:value-type="float">
            <text:p>0</text:p>
          </table:table-cell>
          <table:table-cell table:formula="of:=[.C30]+[.H30]"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office:value-type="float" office:value="0" calcext:value-type="float">
            <text:p>0</text:p>
          </table:table-cell>
          <table:table-cell table:style-name="ce5" table:formula="of:=[.D30]+[.C31]" office:value-type="float" office:value="0" calcext:value-type="float">
            <text:p>0</text:p>
          </table:table-cell>
          <table:table-cell table:style-name="ce5" office:value-type="float" office:value="10250" calcext:value-type="float">
            <text:p>10250</text:p>
          </table:table-cell>
          <table:table-cell table:style-name="ce5" table:formula="of:=[.F30]+[.E31]" office:value-type="float" office:value="50800" calcext:value-type="float">
            <text:p>50800</text:p>
          </table:table-cell>
          <table:table-cell table:style-name="ce5" table:formula="of:=[.D31]-[.F31]" office:value-type="float" office:value="-50800" calcext:value-type="float">
            <text:p>-50800</text:p>
          </table:table-cell>
          <table:table-cell table:style-name="ce5" table:formula="of:=[.E31]-[.G30]" office:value-type="float" office:value="50800" calcext:value-type="float">
            <text:p>50800</text:p>
          </table:table-cell>
          <table:table-cell table:formula="of:=[.C31]+[.H31]" office:value-type="float" office:value="50800" calcext:value-type="float">
            <text:p>5080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0" calcext:value-type="float">
            <text:p>0</text:p>
          </table:table-cell>
          <table:table-cell table:formula="of:=[.D31]+[.C32]" office:value-type="float" office:value="0" calcext:value-type="float">
            <text:p>0</text:p>
          </table:table-cell>
          <table:table-cell table:style-name="ce5" office:value-type="float" office:value="1750" calcext:value-type="float">
            <text:p>1750</text:p>
          </table:table-cell>
          <table:table-cell table:style-name="ce5" table:formula="of:=[.F31]+[.E32]" office:value-type="float" office:value="52550" calcext:value-type="float">
            <text:p>52550</text:p>
          </table:table-cell>
          <table:table-cell table:style-name="ce5" table:formula="of:=[.D32]-[.F32]" office:value-type="float" office:value="-52550" calcext:value-type="float">
            <text:p>-52550</text:p>
          </table:table-cell>
          <table:table-cell table:style-name="ce5" table:formula="of:=[.E32]-[.G31]" office:value-type="float" office:value="52550" calcext:value-type="float">
            <text:p>52550</text:p>
          </table:table-cell>
          <table:table-cell table:formula="of:=[.C32]+[.H32]" office:value-type="float" office:value="52550" calcext:value-type="float">
            <text:p>5255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502" calcext:value-type="float">
            <text:p>202502</text:p>
          </table:table-cell>
          <table:table-cell office:value-type="float" office:value="0" calcext:value-type="float">
            <text:p>0</text:p>
          </table:table-cell>
          <table:table-cell table:formula="of:=[.D32]+[.C33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formula="of:=[.C33]+([.I32])*-1" office:value-type="float" office:value="-52550" calcext:value-type="float">
            <text:p>-52550</text:p>
          </table:table-cell>
          <table:table-cell table:formula="of:=[.H33]+[.C33]" office:value-type="float" office:value="-52550" calcext:value-type="float">
            <text:p>-52550</text:p>
          </table:table-cell>
          <table:table-cell table:style-name="ce5"/>
          <table:table-cell office:value-type="float" office:value="120462.2" calcext:value-type="float">
            <text:p>120462.2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formula="of:=SUM([.C25:.C34])" office:value-type="float" office:value="0" calcext:value-type="float">
            <text:p>0</text:p>
          </table:table-cell>
          <table:table-cell/>
          <table:table-cell table:formula="of:=SUM([.E25:.E34])" office:value-type="float" office:value="52550" calcext:value-type="float">
            <text:p>52550</text:p>
          </table:table-cell>
          <table:table-cell table:number-columns-repeated="2"/>
          <table:table-cell table:formula="of:=SUM([.H25:.H34])" office:value-type="float" office:value="50800" calcext:value-type="float">
            <text:p>50800</text:p>
          </table:table-cell>
          <table:table-cell table:formula="of:=SUM([.I25:.I33])" office:value-type="float" office:value="50800" calcext:value-type="float">
            <text:p>50800</text:p>
          </table:table-cell>
          <table:table-cell table:style-name="ce5"/>
          <table:table-cell table:formula="of:=SUM([.K25:.K34])" office:value-type="float" office:value="270000" calcext:value-type="float">
            <text:p>2700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formula="of:=180000+[.I31]" office:value-type="float" office:value="230800" calcext:value-type="float">
            <text:p>230800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37]+[.I32]" office:value-type="float" office:value="283350" calcext:value-type="float">
            <text:p>283350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Month</text:p>
          </table:table-cell>
          <table:table-cell table:style-name="ce4" office:value-type="string" calcext:value-type="string">
            <text:p>Budget</text:p>
          </table:table-cell>
          <table:table-cell table:style-name="ce4" office:value-type="string" calcext:value-type="string">
            <text:p>YTD Budget</text:p>
          </table:table-cell>
          <table:table-cell table:style-name="ce4" office:value-type="string" calcext:value-type="string">
            <text:p>Month Spend</text:p>
          </table:table-cell>
          <table:table-cell table:style-name="ce4" office:value-type="string" calcext:value-type="string">
            <text:p>YTD Spend</text:p>
          </table:table-cell>
          <table:table-cell table:style-name="ce4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9"/>
          <table:table-cell table:style-name="ce5"/>
          <table:table-cell table:number-columns-repeated="3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75000" calcext:value-type="float">
            <text:p>75000</text:p>
          </table:table-cell>
          <table:table-cell table:formula="of:=[.D43]+[.C44]" office:value-type="float" office:value="75000" calcext:value-type="float">
            <text:p>75000</text:p>
          </table:table-cell>
          <table:table-cell office:value-type="float" office:value="7200" calcext:value-type="float">
            <text:p>7200</text:p>
          </table:table-cell>
          <table:table-cell table:formula="of:=[.F43]+[.E44]" office:value-type="float" office:value="7200" calcext:value-type="float">
            <text:p>7200</text:p>
          </table:table-cell>
          <table:table-cell table:formula="of:=[.D44]-[.F44]" office:value-type="float" office:value="67800" calcext:value-type="float">
            <text:p>678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75000" calcext:value-type="float">
            <text:p>75000</text:p>
          </table:table-cell>
          <table:table-cell table:formula="of:=[.D44]+[.C45]"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7200" calcext:value-type="float">
            <text:p>7200</text:p>
          </table:table-cell>
          <table:table-cell table:formula="of:=[.D45]-[.F45]" office:value-type="float" office:value="142800" calcext:value-type="float">
            <text:p>1428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75000" calcext:value-type="float">
            <text:p>75000</text:p>
          </table:table-cell>
          <table:table-cell table:formula="of:=[.D45]+[.C46]" office:value-type="float" office:value="225000" calcext:value-type="float">
            <text:p>225000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7200" calcext:value-type="float">
            <text:p>7200</text:p>
          </table:table-cell>
          <table:table-cell table:formula="of:=[.D46]-[.F46]" office:value-type="float" office:value="217800" calcext:value-type="float">
            <text:p>2178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75000" calcext:value-type="float">
            <text:p>75000</text:p>
          </table:table-cell>
          <table:table-cell table:formula="of:=[.D46]+[.C47]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table:formula="of:=[.F46]+[.E47]" office:value-type="float" office:value="7200" calcext:value-type="float">
            <text:p>7200</text:p>
          </table:table-cell>
          <table:table-cell table:formula="of:=[.D47]-[.F47]" office:value-type="float" office:value="292800" calcext:value-type="float">
            <text:p>2928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office:value-type="float" office:value="75000" calcext:value-type="float">
            <text:p>75000</text:p>
          </table:table-cell>
          <table:table-cell table:style-name="ce5" table:formula="of:=[.D47]+[.C48]" office:value-type="float" office:value="375000" calcext:value-type="float">
            <text:p>375000</text:p>
          </table:table-cell>
          <table:table-cell table:style-name="ce5" office:value-type="float" office:value="0" calcext:value-type="float">
            <text:p>0</text:p>
          </table:table-cell>
          <table:table-cell table:formula="of:=[.F47]+[.E48]" office:value-type="float" office:value="7200" calcext:value-type="float">
            <text:p>7200</text:p>
          </table:table-cell>
          <table:table-cell table:style-name="ce5" table:formula="of:=[.D48]-[.F48]" office:value-type="float" office:value="367800" calcext:value-type="float">
            <text:p>3678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office:value-type="float" office:value="75000" calcext:value-type="float">
            <text:p>75000</text:p>
          </table:table-cell>
          <table:table-cell table:style-name="ce5" table:formula="of:=[.D48]+[.C49]" office:value-type="float" office:value="450000" calcext:value-type="float">
            <text:p>450000</text:p>
          </table:table-cell>
          <table:table-cell table:style-name="ce5" office:value-type="float" office:value="12006.05" calcext:value-type="float">
            <text:p>12006.05</text:p>
          </table:table-cell>
          <table:table-cell table:formula="of:=[.F48]+[.E49]" office:value-type="float" office:value="19206.05" calcext:value-type="float">
            <text:p>19206.05</text:p>
          </table:table-cell>
          <table:table-cell table:style-name="ce5" table:formula="of:=[.D49]-[.F49]" office:value-type="float" office:value="430793.95" calcext:value-type="float">
            <text:p>430793.9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office:value-type="float" office:value="75000" calcext:value-type="float">
            <text:p>75000</text:p>
          </table:table-cell>
          <table:table-cell table:style-name="ce5" table:formula="of:=[.D49]+[.C50]" office:value-type="float" office:value="525000" calcext:value-type="float">
            <text:p>525000</text:p>
          </table:table-cell>
          <table:table-cell table:style-name="ce5" office:value-type="float" office:value="639.4" calcext:value-type="float">
            <text:p>639.4</text:p>
          </table:table-cell>
          <table:table-cell table:formula="of:=[.F49]+[.E50]" office:value-type="float" office:value="19845.45" calcext:value-type="float">
            <text:p>19845.45</text:p>
          </table:table-cell>
          <table:table-cell table:style-name="ce5" table:formula="of:=[.D50]-[.F50]" office:value-type="float" office:value="505154.55" calcext:value-type="float">
            <text:p>505154.5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75000" calcext:value-type="float">
            <text:p>75000</text:p>
          </table:table-cell>
          <table:table-cell table:formula="of:=[.D50]+[.C51]" office:value-type="float" office:value="600000" calcext:value-type="float">
            <text:p>600000</text:p>
          </table:table-cell>
          <table:table-cell office:value-type="float" office:value="67.9" calcext:value-type="float">
            <text:p>67.9</text:p>
          </table:table-cell>
          <table:table-cell table:formula="of:=[.F50]+[.E51]" office:value-type="float" office:value="19913.35" calcext:value-type="float">
            <text:p>19913.35</text:p>
          </table:table-cell>
          <table:table-cell table:style-name="ce5" table:formula="of:=[.D51]-[.F51]" office:value-type="float" office:value="580086.65" calcext:value-type="float">
            <text:p>580086.65</text:p>
          </table:table-cell>
          <table:table-cell table:style-name="ce5" table:formula="of:=[.G51]-[.E51]" office:value-type="float" office:value="580018.75" calcext:value-type="float">
            <text:p>580018.75</text:p>
          </table:table-cell>
          <table:table-cell table:formula="of:=[.H51]-[.C51]" office:value-type="float" office:value="505018.75" calcext:value-type="float">
            <text:p>505018.75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float" office:value="202502" calcext:value-type="float">
            <text:p>202502</text:p>
          </table:table-cell>
          <table:table-cell table:style-name="ce7" office:value-type="float" office:value="75000" calcext:value-type="float">
            <text:p>75000</text:p>
          </table:table-cell>
          <table:table-cell table:style-name="ce7" table:formula="of:=[.D51]+[.C52]" office:value-type="float" office:value="675000" calcext:value-type="float">
            <text:p>67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G51]+[.C52]" office:value-type="float" office:value="655086.65" calcext:value-type="float">
            <text:p>655086.65</text:p>
          </table:table-cell>
          <table:table-cell table:style-name="ce7" table:formula="of:=([.I51]+[.C52])*-1" office:value-type="float" office:value="-580018.75" calcext:value-type="float">
            <text:p>-580018.75</text:p>
          </table:table-cell>
          <table:table-cell table:style-name="ce7" table:formula="of:=[.H52]+[.C52]" office:value-type="float" office:value="-505018.75" calcext:value-type="float">
            <text:p>-505018.75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formula="of:=SUM([.C44:.C51])" office:value-type="float" office:value="600000" calcext:value-type="float">
            <text:p>600000</text:p>
          </table:table-cell>
          <table:table-cell/>
          <table:table-cell table:formula="of:=SUM([.E44:.E51])" office:value-type="float" office:value="19913.35" calcext:value-type="float">
            <text:p>19913.35</text:p>
          </table:table-cell>
          <table:table-cell table:number-columns-repeated="2"/>
          <table:table-cell table:formula="of:=SUM([.H44:.H53])" office:value-type="float" office:value="0" calcext:value-type="float">
            <text:p>0</text:p>
          </table:table-cell>
          <table:table-cell/>
          <table:table-cell table:style-name="ce5"/>
          <table:table-cell table:formula="of:=SUM([.K44:.K53])" office:value-type="float" office:value="46690" calcext:value-type="float">
            <text:p>4669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formula="of:=[.C54]-[.E54]" office:value-type="float" office:value="580086.65" calcext:value-type="float">
            <text:p>580086.6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formula="of:=[.I52]+[.E51]" office:value-type="float" office:value="-504950.85" calcext:value-type="float">
            <text:p>-504950.8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00/00/00</text:date>, <text:time style:data-style-name="N2" text:time-value="08:00:04.4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08:21:19.431000000</meta:creation-date>
    <dc:date>2025-02-04T12:24:53.582000000</dc:date>
    <meta:editing-duration>PT3H41M51S</meta:editing-duration>
    <meta:editing-cycles>3</meta:editing-cycles>
    <meta:generator>LibreOffice/24.8.4.2$Windows_X86_64 LibreOffice_project/bb3cfa12c7b1bf994ecc5649a80400d06cd71002</meta:generator>
    <meta:document-statistic meta:table-count="1" meta:cell-count="260" meta:object-count="0"/>
  </office:meta>
</office:document-meta>
</file>